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6bc" officeooo:paragraph-rsid="000ad6bc"/>
    </style:style>
    <style:style style:name="P2" style:family="paragraph" style:parent-style-name="Standard">
      <style:text-properties officeooo:rsid="0014958a" officeooo:paragraph-rsid="0014958a"/>
    </style:style>
    <style:style style:name="P3" style:family="paragraph" style:parent-style-name="Standard">
      <style:text-properties officeooo:paragraph-rsid="00164986"/>
    </style:style>
    <style:style style:name="P4" style:family="paragraph" style:parent-style-name="Standard">
      <style:text-properties officeooo:paragraph-rsid="0016f6f8"/>
    </style:style>
    <style:style style:name="P5" style:family="paragraph" style:parent-style-name="Standard">
      <style:text-properties officeooo:paragraph-rsid="001c25aa"/>
    </style:style>
    <style:style style:name="T1" style:family="text">
      <style:text-properties officeooo:rsid="0014958a"/>
    </style:style>
    <style:style style:name="T2" style:family="text">
      <style:text-properties officeooo:rsid="00164986"/>
    </style:style>
    <style:style style:name="T3" style:family="text">
      <style:text-properties officeooo:rsid="0017adb4"/>
    </style:style>
    <style:style style:name="T4" style:family="text">
      <style:text-properties fo:font-variant="normal" fo:text-transform="none" fo:color="#525f7f" style:font-name="Open Sans" fo:font-size="10.5pt" fo:letter-spacing="normal" fo:font-style="normal" fo:font-weight="normal"/>
    </style:style>
    <style:style style:name="T5" style:family="text">
      <style:text-properties fo:font-variant="normal" fo:text-transform="none" fo:color="#ffffff" style:font-name="Open Sans" fo:font-size="12pt" fo:letter-spacing="normal" fo:font-style="normal" fo:font-weight="bold"/>
    </style:style>
    <style:style style:name="T6" style:family="text">
      <style:text-properties officeooo:rsid="0016f6f8"/>
    </style:style>
    <style:style style:name="T7" style:family="text">
      <style:text-properties officeooo:rsid="001c25aa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CE live site credentials:-</text:p>
      <text:p text:style-name="P1"/>
      <text:p text:style-name="P3"><text:span text:style-name="T1">1. </text:span><text:span text:style-name="T2">Master Admin:- master@user.in</text:span></text:p>
      <text:p text:style-name="P3"><text:span text:style-name="T2">2. </text:span><text:span text:style-name="T1">Super Admin:- </text:span><text:a xlink:type="simple" xlink:href="mailto:super@user.in" text:style-name="Internet_20_link" text:visited-style-name="Visited_20_Internet_20_Link">super@user.in</text:a></text:p>
      <text:p text:style-name="P4"><text:span text:style-name="T6">3. </text:span><text:span text:style-name="T3">CEO:- </text:span><text:span text:style-name="T4">pratimtester09@gmail.com</text:span></text:p>
      <text:p text:style-name="P5"><text:span text:style-name="T3">4. Extension Owner:- </text:span><text:span text:style-name="T7">testowner@gmail.com</text:span><text:span text:style-name="T3"> </text:span><text:span text:style-name="T5">tetestowner@gmail.comstowner@gmail.comtestowner@gmail.com</text:span></text:p>
      <text:p text:style-name="Text_20_body"><text:line-break/><text:span text:style-name="T5">stowner@gmail.com</text:span></text:p>
      <text:p text:style-name="Text_20_body"><text:lin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0:25:48.813554125</meta:creation-date>
    <meta:generator>LibreOffice/6.4.7.2$Linux_X86_64 LibreOffice_project/40$Build-2</meta:generator>
    <dc:date>2022-03-02T11:05:12.163562142</dc:date>
    <meta:editing-duration>PT39M20S</meta:editing-duration>
    <meta:editing-cycles>8</meta:editing-cycles>
    <meta:document-statistic meta:table-count="0" meta:image-count="0" meta:object-count="0" meta:page-count="1" meta:paragraph-count="7" meta:word-count="21" meta:character-count="239" meta:non-whitespace-character-count="222"/>
  </office:meta>
</office:document-meta>
</file>